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SubscribeConfirm.onCommand( Mail 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nSubscribeConfirm.checkSubscriptionStatus( Mail 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nSubscribeConfirm.init( ICommandListservManager commandListservManager ,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